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lack-Lato" svg:font-family="Slack-Lato, Slack-Fractions, appleLogo, sans-serif"/>
  </office:font-face-decls>
  <office:automatic-styles>
    <style:style style:name="P1" style:family="paragraph" style:parent-style-name="Text_20_body">
      <style:paragraph-properties fo:margin-left="0.2917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officeooo:rsid="001956f8" officeooo:paragraph-rsid="001956f8"/>
    </style:style>
    <style:style style:name="P2" style:family="paragraph" style:parent-style-name="Text_20_body">
      <style:paragraph-properties fo:margin-left="0.2917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3" style:family="paragraph" style:parent-style-name="Text_20_body">
      <style:paragraph-properties fo:margin-left="0.2917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officeooo:rsid="001ad436" officeooo:paragraph-rsid="001ad436"/>
    </style:style>
    <style:style style:name="P4" style:family="paragraph" style:parent-style-name="Standard">
      <style:text-properties officeooo:rsid="001956f8"/>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tandard">
      <style:text-properties officeooo:rsid="001b273b" officeooo:paragraph-rsid="001b273b"/>
    </style:style>
    <style:style style:name="P9" style:family="paragraph" style:parent-style-name="Text_20_body" style:list-style-name="L1">
      <style:paragraph-properties fo:margin-left="0.2917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10" style:family="paragraph" style:parent-style-name="Text_20_body" style:list-style-name="L2">
      <style:paragraph-properties fo:margin-left="0.5835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11" style:family="paragraph" style:parent-style-name="Text_20_body" style:list-style-name="L3">
      <style:paragraph-properties fo:margin-left="0.2917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12" style:family="paragraph" style:parent-style-name="Text_20_body" style:list-style-name="L4">
      <style:paragraph-properties fo:margin-left="0.5835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13" style:family="paragraph" style:parent-style-name="Text_20_body" style:list-style-name="L5">
      <style:paragraph-properties fo:margin-left="0.2917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14" style:family="paragraph" style:parent-style-name="Text_20_body" style:list-style-name="L6">
      <style:paragraph-properties fo:margin-left="0.5835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15" style:family="paragraph" style:parent-style-name="Text_20_body" style:list-style-name="L7">
      <style:paragraph-properties fo:margin-left="0.2917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16" style:family="paragraph" style:parent-style-name="Text_20_body" style:list-style-name="L8">
      <style:paragraph-properties fo:margin-left="0.2917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17" style:family="paragraph" style:parent-style-name="Text_20_body" style:list-style-name="L9">
      <style:paragraph-properties fo:margin-left="0.5835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P18" style:family="paragraph" style:parent-style-name="Text_20_body" style:list-style-name="L10">
      <style:paragraph-properties fo:margin-left="0.2917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1d1c1d" loext:opacity="100%" style:font-name="Slack-Lato" fo:font-size="11.25pt" fo:letter-spacing="normal" fo:font-style="normal" fo:font-weight="normal"/>
    </style:style>
    <style:style style:name="T1" style:family="text">
      <style:text-properties officeooo:rsid="001806b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_Toc1969_958345614" text:style-name="Index_20_Link" text:visited-style-name="Index_20_Link">Code readability<text:tab/>1</text:a></text:p>
          <text:p text:style-name="P6"><text:a xlink:type="simple" xlink:href="#__RefHeading___Toc1971_958345614" text:style-name="Index_20_Link" text:visited-style-name="Index_20_Link">Debugging<text:tab/>1</text:a></text:p>
          <text:p text:style-name="P6"><text:a xlink:type="simple" xlink:href="#__RefHeading___Toc1973_958345614" text:style-name="Index_20_Link" text:visited-style-name="Index_20_Link">Using advanced C++ for legacy platforms<text:tab/>2</text:a></text:p>
          <text:p text:style-name="P6"><text:a xlink:type="simple" xlink:href="#__RefHeading___Toc1975_958345614" text:style-name="Index_20_Link" text:visited-style-name="Index_20_Link">Using standard recommendations<text:tab/>2</text:a></text:p>
          <text:p text:style-name="P6"><text:a xlink:type="simple" xlink:href="#__RefHeading___Toc1977_958345614" text:style-name="Index_20_Link" text:visited-style-name="Index_20_Link">Templates:<text:tab/>2</text:a></text:p>
          <text:p text:style-name="P6"><text:a xlink:type="simple" xlink:href="#__RefHeading___Toc189_1563682070" text:style-name="Index_20_Link" text:visited-style-name="Index_20_Link">Json &amp; Yaml<text:tab/>2</text:a></text:p>
          <text:p text:style-name="P6"><text:a xlink:type="simple" xlink:href="#__RefHeading___Toc1979_958345614" text:style-name="Index_20_Link" text:visited-style-name="Index_20_Link">Appendix A. Agile and Good Practice<text:tab/>3</text:a></text:p>
        </text:index-body>
      </text:table-of-content>
      <text:list xml:id="list3774795611" text:style-name="L1">
        <text:list-header>
          <text:p text:style-name="P9"/>
        </text:list-header>
      </text:list>
      <text:h text:style-name="Heading_20_1" text:outline-level="1"><text:bookmark-start text:name="__RefHeading___Toc1969_958345614"/>Code readability<text:bookmark-end text:name="__RefHeading___Toc1969_958345614"/></text:h>
      <text:list text:continue-numbering="true" text:style-name="L1">
        <text:list-item>
          <text:p text:style-name="P9">code is unreadable due to no comments, an the most important all based on templates - none IDE (VSCode, QT) can't jump to function or even type definition and we don't have source debugger for checking execution scenario by steps or breakpoints. Recommended:</text:p>
        </text:list-item>
      </text:list>
      <text:list text:style-name="L2">
        <text:list-item>
          <text:p text:style-name="P10">I understand value of static definitions vs dynamic and benefits of the compile error vs runtime errors. - this is GOOD</text:p>
        </text:list-item>
        <text:list-item>
          <text:p text:style-name="P10">Simulator - Arduino allows TFT simulation - we can try to use it - or implement something proprietary but it will take time</text:p>
        </text:list-item>
      </text:list>
      <text:h text:style-name="Heading_20_1" text:outline-level="1"><text:bookmark-start text:name="__RefHeading___Toc1971_958345614"/>Debugging<text:bookmark-end text:name="__RefHeading___Toc1971_958345614"/></text:h>
      <text:list text:style-name="L3">
        <text:list-item>
          <text:p text:style-name="P11">debug information must be saved in the code and excluded/included into build by single definition e.g. _MODULE_DEBUG_ or similar</text:p>
        </text:list-item>
      </text:list>
      <text:list text:style-name="L4">
        <text:list-item>
          <text:p text:style-name="P12">can be done in compile time for save flash memory</text:p>
        </text:list-item>
        <text:list-item>
          <text:p text:style-name="P12">can be done dynamically to turn on in runtime if memory is not an issue</text:p>
        </text:list-item>
      </text:list>
      <text:list text:style-name="L5">
        <text:list-item>
          <text:p text:style-name="P13">comments must be kept in code to explain what developer wanted to implement (not undated later - should be checked during peer review !! benefits:</text:p>
        </text:list-item>
      </text:list>
      <text:list text:style-name="L6">
        <text:list-item>
          <text:p text:style-name="P14">peer review first understand WHAT it was planned to implement then read HOW</text:p>
        </text:list-item>
        <text:list-item>
          <text:p text:style-name="P14">peer can suggest better algorithm based on the WHAT should be done not on how</text:p>
        </text:list-item>
        <text:list-item>
          <text:p text:style-name="P14">peer can skip some details of the algorithm (if this is not a subject of change) assuming it is correct and proceed - save time of the review</text:p>
        </text:list-item>
      </text:list>
      <text:list text:style-name="L7">
        <text:list-item>
          <text:p text:style-name="P15">never used std:: library, "nested" templates nor etl::</text:p>
        </text:list-item>
        <text:list-item>
          <text:p text:style-name="P15">with the c++20 I can check on internet what construction does, but if I don't know that is available I can't use it - so the question - do I need to learn c++20 or at least assume that it will take some time to adopt all those techniques</text:p>
        </text:list-item>
      </text:list>
      <text:list xml:id="list701523792" text:style-name="L8">
        <text:list-item>
          <text:p text:style-name="P16">junior programmers have no FDLC experience and not interested in troubleshooting or existent solution maintenance</text:p>
        </text:list-item>
        <text:list-item>
          <text:p text:style-name="P16">experience embedded developers who spent hours and weeks on debugging some nasty bugs the all trying to avoid any complicity , std, etl, etc.</text:p>
        </text:list-item>
      </text:list>
      <text:p text:style-name="P2"/>
      <text:h text:style-name="Heading_20_1" text:outline-level="1"><text:bookmark-start text:name="__RefHeading___Toc1973_958345614"/><text:soft-page-break/>Using advanced C++ for legacy platforms<text:bookmark-end text:name="__RefHeading___Toc1973_958345614"/></text:h>
      <text:list text:continue-numbering="true" text:style-name="L8">
        <text:list-item>
          <text:p text:style-name="P16">Examples:</text:p>
        </text:list-item>
      </text:list>
      <text:list text:style-name="L9">
        <text:list-item>
          <text:p text:style-name="P17">2002 - code in C+ switched to platform that doesn't support initialization - so none of the class constructor worked, or even default initialization didn't work</text:p>
        </text:list-item>
        <text:list-item>
          <text:p text:style-name="P17">2015 - Google/Nest - moving to cheaper solution - rewrote all C+ code to C just to fit into flash memory</text:p>
        </text:list-item>
        <text:list-item>
          <text:p text:style-name="P17">2021 - Amazon/Ring - delegated some legacy devices support to sub-contracting company in Ukraine - they were all very advanced programmers and decided to adapt modern C++ and recommended techniques, but it took a year to rewrite the code to c++17 and everything stopped working, even existent futures; it took another year to tune it to stability at least as it was before reworking the code</text:p>
        </text:list-item>
      </text:list>
      <text:p text:style-name="Standard"/>
      <text:h text:style-name="Heading_20_1" text:outline-level="1"><text:bookmark-start text:name="__RefHeading___Toc1975_958345614"/>Using standard recommendations<text:bookmark-end text:name="__RefHeading___Toc1975_958345614"/></text:h>
      <text:list text:style-name="L10">
        <text:list-item>
          <text:p text:style-name="P18">std::copy doesn't check bounds and crashes</text:p>
        </text:list-item>
        <text:list-item>
          <text:p text:style-name="P18">overhead with checking something or multiple types</text:p>
        </text:list-item>
        <text:list-item>
          <text:p text:style-name="P18">doing like google startup can't become google</text:p>
        </text:list-item>
        <text:list-item>
          <text:p text:style-name="P18">agile was written from visual observation what we were doing during the day</text:p>
        </text:list-item>
      </text:list>
      <text:p text:style-name="P2"/>
      <text:h text:style-name="Heading_20_1" text:outline-level="1"><text:bookmark-start text:name="__RefHeading___Toc1977_958345614"/>Templates:<text:bookmark-end text:name="__RefHeading___Toc1977_958345614"/></text:h>
      <text:p text:style-name="P1">* each derived class of base class template force to generate the code of the base class completely repeating it just with casting to derived class provided with creating</text:p>
      <text:p text:style-name="P3">The same as MACRO definitions – included multiple times and generated the code from single macro – no one could find definition, types, etc. and finally I was asked to avoid doing this and complicated macros were prohibited</text:p>
      <text:p text:style-name="Standard"/>
      <text:h text:style-name="Heading_20_1" text:outline-level="1"><text:bookmark-start text:name="__RefHeading___Toc189_1563682070"/>Json &amp; Yaml<text:bookmark-end text:name="__RefHeading___Toc189_1563682070"/></text:h>
      <text:p text:style-name="P8">- worked with QA engineers and test automation – nobody liked json and never used yaml – everybody asked to avoid them – use simple text file for writing tests like .csv – no braces/brackets all in oneline – clear andreadable</text:p>
      <text:h text:style-name="P7" text:outline-level="1"><text:bookmark-start text:name="__RefHeading___Toc1979_958345614"/>Appendix A. Agile and Good Practice<text:bookmark-end text:name="__RefHeading___Toc1979_958345614"/></text:h>
      <text:p text:style-name="Standard">Agile methodology was invented when large companies with unlimited resources began to lose the competitive battle in the speed of developing new products and very often even in the quality of product development, and in many cases in the price of new products to small startup companies with <text:span text:style-name="T1">ten-twenty </text:span>times fewer employees than large corporations.</text:p>
      <text:p text:style-name="Standard"/>
      <text:p text:style-name="Standard">then the so-called initiative groups started going to startup companies and just <text:span text:style-name="T1">visually observe and</text:span> record everything that people do during the working day, believing that if big companies start doing the same, they will succeed. That's how all these daily standups appeared (people came to our company and asked - How do you communicate? - We just get up and communicate. And how do you summarize? We get together once a week or two and summarize.</text:p>
      <text:p text:style-name="Standard">This is how this hilarious rejection of documentation and specifications appeared, the rejection of preliminary product design, some technological documents, they say, startups don’t waste time on all this, that’s why they are ahead of big companies because big companies have their own architectural committee that spends a whole six months or a year developing just how the product should be developed.</text:p>
      <text:p text:style-name="Standard">as a result, a completely ineffective overhead appeared which slows down the development of the product even more, while there is no understanding of what is being developed, how it is being developed because there is no documentation, no specifications, no business requirement document, no production requirement documents. Now, having realized that the methodology does not really work, large companies, in order to win the race, impose this fictitious methodology on small companies, so that stupid small companies say - "we will do everything like Google or Apple"</text:p>
      <text:p text:style-name="Standard">However, the problem is that companies like Google or Apple have unlimited resources and can afford to follow their own recommendations <text:span text:style-name="T1">both in the process organization, development flow, and in coding conventions, software design patterns, and recommended standardization.</text:span> Small companies following these recommendations will never catch up with a hypothetical Google. The maximum that such a startup can come close to is doing approximately the same as Google. But this startup will never do better and will never offer any new technology that can beat large corporations.</text:p>
      <text:p text:style-name="Standard"/>
      <text:p text:style-name="Standard"/>
      <text:p text:style-name="Standard">The Agile methodology emerged when large corporations with vast resources began losing their competitive edge in the speed of product development, and in many cases, even in product quality and cost, to small startups with significantly fewer employees. These smaller, more nimble companies could innovate and deliver at a pace that outmatched the slow-moving processes of larger organizations.</text:p>
      <text:p text:style-name="Standard"/>
      <text:p text:style-name="Standard">In response, "initiative groups" from big corporations started visiting startups to observe their daily operations. They believed that by mimicking these practices, they could regain their competitive advantage. This led to the adoption of certain startup behaviors, like daily standups, where team members briefly meet to discuss progress. These observations were distilled into practices like: “How do you communicate?”—“We just stand up and talk.” “How do you track progress?”—“We meet every week or two to review.”</text:p>
      <text:p text:style-name="Standard"/>
      <text:p text:style-name="Standard">This is how Agile's emphasis on minimizing documentation and rejecting traditional processes like upfront product design and detailed specifications came into being. The logic was simple: startups don’t waste time on these things, and that's why they're faster. Meanwhile, larger corporations could spend six months to a year just planning the architecture for a product before development even begins.</text:p>
      <text:p text:style-name="Standard"><text:soft-page-break/></text:p>
      <text:p text:style-name="Standard">However, what has resulted in many cases is the opposite of what was intended: a new layer of inefficiency. Without sufficient documentation or clear product requirements, teams are left without a solid understanding of what they're building or how they should go about it. Agile's initial promise of speed and adaptability has, in many cases, become a source of confusion and disorganization, especially for larger enterprises.</text:p>
      <text:p text:style-name="Standard"/>
      <text:p text:style-name="Standard">Ironically, large corporations, after realizing that Agile often doesn't work as intended for them, began pushing the methodology onto smaller companies. The logic being: if startups adopt the same methods as giants like Google or Apple, they might succeed. But this overlooks a key difference—companies like Google and Apple have vast resources. They can afford the luxury of following complex methodologies, design patterns, coding conventions, and organizational processes without falling behind.</text:p>
      <text:p text:style-name="Standard"/>
      <text:p text:style-name="Standard">For smaller companies, mimicking these large corporations can be a trap. Even if they manage to match the practices of Google or Apple, they are unlikely to surpass them. The best-case scenario is that these startups may catch up, but they won’t innovate beyond what these tech giants can already do. Instead of becoming leaders in their own right, they risk becoming followers, unable to offer breakthrough technologies or disrupt the industry in the same way startups once did.</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lack-Lato" svg:font-family="Slack-Lato, Slack-Fractions, appleLog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4T23:28:22.460116726</meta:creation-date>
    <dc:date>2024-10-19T10:06:45.571803958</dc:date>
    <meta:editing-duration>PT13M46S</meta:editing-duration>
    <meta:editing-cycles>7</meta:editing-cycles>
    <meta:generator>LibreOffice/7.6.7.2$Linux_X86_64 LibreOffice_project/60$Build-2</meta:generator>
    <meta:document-statistic meta:table-count="0" meta:image-count="0" meta:object-count="0" meta:page-count="4" meta:paragraph-count="52" meta:word-count="1414" meta:character-count="8646" meta:non-whitespace-character-count="7302"/>
  </office:meta>
</office:document-meta>
</file>